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2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order-left="2.24pt solid #000000" fo:border-right="0.99pt solid #000000" fo:border-top="none"/>
    </style:style>
    <style:style style:name="ce4" style:family="table-cell" style:parent-style-name="Default">
      <style:table-cell-properties fo:border-bottom="0.99pt solid #000000" fo:border-left="2.24pt solid #000000" fo:border-right="0.99pt solid #000000" fo:border-top="0.99pt solid #000000"/>
    </style:style>
    <style:style style:name="ce5" style:family="table-cell" style:parent-style-name="Default">
      <style:table-cell-properties fo:border-bottom="2.24pt solid #000000" fo:border-left="2.24pt solid #000000" fo:border-right="0.99pt solid #000000" fo:border-top="0.99pt solid #000000"/>
    </style:style>
    <style:style style:name="ce6" style:family="table-cell" style:parent-style-name="Default">
      <style:table-cell-properties fo:border-bottom="2.24pt solid #000000" style:text-align-source="fix" style:repeat-content="false" fo:border-left="2.01pt solid #000000" fo:border-right="2.24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2.24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2.24pt solid #000000" fo:border-right="0.06pt solid #000000" fo:border-top="0.06pt solid #000000"/>
    </style:style>
    <style:style style:name="ce9" style:family="table-cell" style:parent-style-name="Default">
      <style:table-cell-properties fo:border-bottom="2.24pt solid #000000" fo:border-left="2.24pt solid #000000" fo:border-right="0.06pt solid #000000" fo:border-top="0.06pt solid #000000"/>
    </style:style>
    <style:style style:name="ce10" style:family="table-cell" style:parent-style-name="Default">
      <style:table-cell-properties fo:border-bottom="0.99pt solid #000000" fo:border-left="0.99pt solid #000000" fo:border-right="none" fo:border-top="none"/>
    </style:style>
    <style:style style:name="ce1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Default" style:data-style-name="N60">
      <style:table-cell-properties fo:border-bottom="0.99pt solid #000000" fo:border-left="0.99pt solid #000000" fo:border-right="none" fo:border-top="0.99pt solid #000000"/>
    </style:style>
    <style:style style:name="ce13" style:family="table-cell" style:parent-style-name="Default" style:data-style-name="N60">
      <style:table-cell-properties fo:border-bottom="2.24pt solid #000000" fo:border-left="0.99pt solid #000000" fo:border-right="none" fo:border-top="0.99pt solid #000000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60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 style:data-style-name="N60">
      <style:table-cell-properties fo:border-bottom="2.24pt solid #000000" fo:border-left="0.06pt solid #000000" fo:border-right="none" fo:border-top="0.06pt solid #000000"/>
    </style:style>
    <style:style style:name="ce18" style:family="table-cell" style:parent-style-name="Default" style:data-style-name="N60">
      <style:table-cell-properties style:text-align-source="fix" style:repeat-content="false" fo:border="2.2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60">
      <style:table-cell-properties fo:border-bottom="2.24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1" style:family="table-cell" style:parent-style-name="Default" style:data-style-name="N60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27" style:family="table-cell" style:parent-style-name="Default" style:data-style-name="N60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2.24pt solid #000000" fo:border-left="0.06pt solid #000000" fo:border-right="none" fo:border-top="0.06pt solid #000000"/>
    </style:style>
    <style:style style:name="ce29" style:family="table-cell" style:parent-style-name="Default" style:data-style-name="N6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0.06pt double #000000" style:border-line-width-bottom="0in 0.0016in 0.0008in" style:text-align-source="fix" style:repeat-content="false" fo:border-left="2.24pt solid #000000" fo:border-right="0.06pt double #000000" style:border-line-width-right="0in 0.0016in 0.0008in" fo:border-top="0.06pt double #000000" style:border-line-width-top="0in 0.0016in 0.0008in"/>
      <style:paragraph-properties fo:text-align="center" fo:margin-left="0in"/>
    </style:style>
    <style:style style:name="ce33" style:family="table-cell" style:parent-style-name="Default">
      <style:table-cell-properties fo:border-bottom="2.24pt solid #000000" style:text-align-source="fix" style:repeat-content="false" fo:border-left="2.24pt solid #000000" fo:border-right="0.06pt double #000000" style:border-line-width-right="0in 0.0016in 0.0008in" fo:border-top="0.06pt double #000000" style:border-line-width-top="0in 0.0016in 0.0008in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3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0.06pt double #000000" style:border-line-width-bottom="0in 0.0016in 0.0008in" style:text-align-source="fix" style:repeat-content="false" fo:border-left="0.06pt double #000000" style:border-line-width-left="0in 0.0016in 0.0008in" fo:border-right="2.24pt solid #000000" fo:border-top="0.06pt double #000000" style:border-line-width-top="0in 0.0016in 0.0008in"/>
      <style:paragraph-properties fo:text-align="center" fo:margin-left="0in"/>
    </style:style>
    <style:style style:name="ce37" style:family="table-cell" style:parent-style-name="Default">
      <style:table-cell-properties fo:border-bottom="2.24pt solid #000000" style:text-align-source="fix" style:repeat-content="false" fo:border-left="0.06pt double #000000" style:border-line-width-left="0in 0.0016in 0.0008in" fo:border-right="2.24pt solid #000000" fo:border-top="0.06pt double #000000" style:border-line-width-top="0in 0.0016in 0.0008in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3" table:default-cell-style-name="ce8"/>
        <table:table-column table:style-name="co2" table:default-cell-style-name="ce15"/>
        <table:table-column table:style-name="co4" table:default-cell-style-name="ce1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Preliminary tests – f48 &amp; double using SSE – DOT PRODUCT</text:p>
          </table:table-cell>
          <table:covered-table-cell/>
          <table:covered-table-cell table:style-name="Default"/>
          <table:covered-table-cell/>
          <table:covered-table-cell table:number-columns-repeated="3" table:style-name="Default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1" table:number-rows-spanned="1">
            <text:p>@(my machine) VM – 1 core, CPU MHz: 3491.916, L1d cache: 32K, L1i cache: 32K, L2 cache: 256K, L3 cache: 8192K</text:p>
          </table:table-cell>
          <table:covered-table-cell table:number-columns-repeated="10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f48 dot product</text:p>
          </table:table-cell>
          <table:covered-table-cell table:style-name="ce2"/>
          <table:covered-table-cell table:style-name="ce18"/>
          <table:covered-table-cell table:style-name="ce2"/>
          <table:table-cell table:style-name="ce2" office:value-type="string" calcext:value-type="string" table:number-columns-spanned="3" table:number-rows-spanned="1">
            <text:p>DOUBLE dot product</text:p>
          </table:table-cell>
          <table:covered-table-cell table:number-columns-repeated="2" table:style-name="ce18"/>
          <table:table-cell table:style-name="ce2"/>
          <table:table-cell table:style-name="ce2" office:value-type="string" calcext:value-type="string" table:number-columns-spanned="2" table:number-rows-spanned="1">
            <text:p>Comparison (DOUBLE time – f48 time)</text:p>
          </table:table-cell>
          <table:covered-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18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 diff</text:p>
          </table:table-cell>
          <table:table-cell table:style-name="ce18" office:value-type="string" calcext:value-type="string">
            <text:p><text:s/>CLOCK diff</text:p>
          </table:table-cell>
          <table:table-cell table:style-name="ce18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</text:p>
          </table:table-cell>
          <table:table-cell table:style-name="ce2" office:value-type="string" calcext:value-type="string">
            <text:p>CLOCK</text:p>
          </table:table-cell>
          <table:table-cell table:style-name="ce1"/>
        </table:table-row>
        <table:table-row table:style-name="ro1">
          <table:table-cell table:style-name="ce3" office:value-type="float" office:value="15907002" calcext:value-type="float">
            <text:p>15907002</text:p>
          </table:table-cell>
          <table:table-cell table:style-name="ce10" office:value-type="float" office:value="0.004464" calcext:value-type="float">
            <text:p>0.004464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7" office:value-type="float" office:value="33241738" calcext:value-type="float">
            <text:p>33241738</text:p>
          </table:table-cell>
          <table:table-cell table:style-name="ce27" office:value-type="float" office:value="0.008926" calcext:value-type="float">
            <text:p>8.93E-00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7]-[.A7]" office:value-type="float" office:value="17334736" calcext:value-type="float">
            <text:p>17334736</text:p>
          </table:table-cell>
          <table:table-cell table:style-name="ce36" table:formula="of:=[.F7]-[.B7]" office:value-type="float" office:value="0.004462" calcext:value-type="float">
            <text:p>0.004462</text:p>
          </table:table-cell>
          <table:table-cell table:style-name="ce1"/>
        </table:table-row>
        <table:table-row table:style-name="ro1">
          <table:table-cell table:style-name="ce4" office:value-type="float" office:value="15527802" calcext:value-type="float">
            <text:p>15527802</text:p>
          </table:table-cell>
          <table:table-cell table:style-name="ce11" office:value-type="float" office:value="0.004445" calcext:value-type="float">
            <text:p>0.004445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2098939" calcext:value-type="float">
            <text:p>12098939</text:p>
          </table:table-cell>
          <table:table-cell table:style-name="ce16" office:value-type="float" office:value="0.003465" calcext:value-type="float">
            <text:p>3.47E-00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8]-[.A8]" office:value-type="float" office:value="-3428863" calcext:value-type="float">
            <text:p>-3428863</text:p>
          </table:table-cell>
          <table:table-cell table:style-name="ce36" table:formula="of:=[.F8]-[.B8]" office:value-type="float" office:value="-0.00098" calcext:value-type="float">
            <text:p>-0.00098</text:p>
          </table:table-cell>
          <table:table-cell table:style-name="ce1"/>
        </table:table-row>
        <table:table-row table:style-name="ro1">
          <table:table-cell table:style-name="ce4" office:value-type="float" office:value="15816659" calcext:value-type="float">
            <text:p>15816659</text:p>
          </table:table-cell>
          <table:table-cell table:style-name="ce11" office:value-type="float" office:value="0.004528" calcext:value-type="float">
            <text:p>0.004528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3270427" calcext:value-type="float">
            <text:p>13270427</text:p>
          </table:table-cell>
          <table:table-cell table:style-name="ce16" office:value-type="float" office:value="0.003803" calcext:value-type="float">
            <text:p>3.80E-00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9]-[.A9]" office:value-type="float" office:value="-2546232" calcext:value-type="float">
            <text:p>-2546232</text:p>
          </table:table-cell>
          <table:table-cell table:style-name="ce36" table:formula="of:=[.F9]-[.B9]" office:value-type="float" office:value="-0.000725" calcext:value-type="float">
            <text:p>-0.000725</text:p>
          </table:table-cell>
          <table:table-cell table:style-name="ce1"/>
        </table:table-row>
        <table:table-row table:style-name="ro1">
          <table:table-cell table:style-name="ce4" office:value-type="float" office:value="41478242" calcext:value-type="float">
            <text:p>41478242</text:p>
          </table:table-cell>
          <table:table-cell table:style-name="ce11" office:value-type="float" office:value="0.009202" calcext:value-type="float">
            <text:p>0.009202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56395157" calcext:value-type="float">
            <text:p>56395157</text:p>
          </table:table-cell>
          <table:table-cell table:style-name="ce16" office:value-type="float" office:value="0.008753" calcext:value-type="float">
            <text:p>8.75E-00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0]-[.A10]" office:value-type="float" office:value="14916915" calcext:value-type="float">
            <text:p>14916915</text:p>
          </table:table-cell>
          <table:table-cell table:style-name="ce36" table:formula="of:=[.F10]-[.B10]" office:value-type="float" office:value="-0.000449" calcext:value-type="float">
            <text:p>-0.000449</text:p>
          </table:table-cell>
          <table:table-cell table:style-name="ce1"/>
        </table:table-row>
        <table:table-row table:style-name="ro1">
          <table:table-cell table:style-name="ce4" office:value-type="float" office:value="16687256" calcext:value-type="float">
            <text:p>16687256</text:p>
          </table:table-cell>
          <table:table-cell table:style-name="ce12" office:value-type="float" office:value="0.004779" calcext:value-type="float">
            <text:p>4.78E-00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1550515" calcext:value-type="float">
            <text:p>11550515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1]-[.A11]" office:value-type="float" office:value="-5136741" calcext:value-type="float">
            <text:p>-5136741</text:p>
          </table:table-cell>
          <table:table-cell table:style-name="ce36" table:formula="of:=[.F11]-[.B11]" office:value-type="float" office:value="-0.001471" calcext:value-type="float">
            <text:p>-0.001471</text:p>
          </table:table-cell>
          <table:table-cell table:style-name="ce1"/>
        </table:table-row>
        <table:table-row table:style-name="ro1">
          <table:table-cell table:style-name="ce4" office:value-type="float" office:value="43846731" calcext:value-type="float">
            <text:p>43846731</text:p>
          </table:table-cell>
          <table:table-cell table:style-name="ce11" office:value-type="float" office:value="0.010798" calcext:value-type="float">
            <text:p>0.010798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6992342" calcext:value-type="float">
            <text:p>16992342</text:p>
          </table:table-cell>
          <table:table-cell office:value-type="float" office:value="0.004865" calcext:value-type="float">
            <text:p>0.004865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2]-[.A12]" office:value-type="float" office:value="-26854389" calcext:value-type="float">
            <text:p>-26854389</text:p>
          </table:table-cell>
          <table:table-cell table:style-name="ce36" table:formula="of:=[.F12]-[.B12]" office:value-type="float" office:value="-0.005933" calcext:value-type="float">
            <text:p>-0.005933</text:p>
          </table:table-cell>
          <table:table-cell table:style-name="ce1"/>
        </table:table-row>
        <table:table-row table:style-name="ro1">
          <table:table-cell table:style-name="ce4" office:value-type="float" office:value="16334182" calcext:value-type="float">
            <text:p>16334182</text:p>
          </table:table-cell>
          <table:table-cell table:style-name="ce12" office:value-type="float" office:value="0.004677" calcext:value-type="float">
            <text:p>4.68E-00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3097968" calcext:value-type="float">
            <text:p>1309796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3]-[.A13]" office:value-type="float" office:value="-3236214" calcext:value-type="float">
            <text:p>-3236214</text:p>
          </table:table-cell>
          <table:table-cell table:style-name="ce36" table:formula="of:=[.F13]-[.B13]" office:value-type="float" office:value="-0.000926999999999999" calcext:value-type="float">
            <text:p>-0.000927</text:p>
          </table:table-cell>
          <table:table-cell table:style-name="ce1"/>
        </table:table-row>
        <table:table-row table:style-name="ro1">
          <table:table-cell table:style-name="ce4" office:value-type="float" office:value="15932533" calcext:value-type="float">
            <text:p>15932533</text:p>
          </table:table-cell>
          <table:table-cell table:style-name="ce12" office:value-type="float" office:value="0.004562" calcext:value-type="float">
            <text:p>4.56E-00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3028761" calcext:value-type="float">
            <text:p>13028761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4]-[.A14]" office:value-type="float" office:value="-2903772" calcext:value-type="float">
            <text:p>-2903772</text:p>
          </table:table-cell>
          <table:table-cell table:style-name="ce36" table:formula="of:=[.F14]-[.B14]" office:value-type="float" office:value="-0.000832" calcext:value-type="float">
            <text:p>-0.000832</text:p>
          </table:table-cell>
          <table:table-cell table:style-name="ce1"/>
        </table:table-row>
        <table:table-row table:style-name="ro1">
          <table:table-cell table:style-name="ce4" office:value-type="float" office:value="16427877" calcext:value-type="float">
            <text:p>16427877</text:p>
          </table:table-cell>
          <table:table-cell table:style-name="ce12" office:value-type="float" office:value="0.004605" calcext:value-type="float">
            <text:p>4.61E-003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7085116" calcext:value-type="float">
            <text:p>37085116</text:p>
          </table:table-cell>
          <table:table-cell office:value-type="float" office:value="0.008768" calcext:value-type="float">
            <text:p>0.008768</text:p>
          </table:table-cell>
          <table:table-cell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5]-[.A15]" office:value-type="float" office:value="20657239" calcext:value-type="float">
            <text:p>20657239</text:p>
          </table:table-cell>
          <table:table-cell table:style-name="ce36" table:formula="of:=[.F15]-[.B15]" office:value-type="float" office:value="0.004163" calcext:value-type="float">
            <text:p>0.004163</text:p>
          </table:table-cell>
          <table:table-cell table:style-name="ce1"/>
        </table:table-row>
        <table:table-row table:style-name="ro1">
          <table:table-cell table:style-name="ce5" office:value-type="float" office:value="53169255" calcext:value-type="float">
            <text:p>53169255</text:p>
          </table:table-cell>
          <table:table-cell table:style-name="ce13" office:value-type="float" office:value="0.008324" calcext:value-type="float">
            <text:p>8.32E-003</text:p>
          </table:table-cell>
          <table:table-cell table:style-name="ce20" office:value-type="float" office:value="366135000000" calcext:value-type="float">
            <text:p>3.66E+011</text:p>
          </table:table-cell>
          <table:table-cell table:style-name="ce24" office:value-type="float" office:value="6" calcext:value-type="float">
            <text:p>6</text:p>
          </table:table-cell>
          <table:table-cell table:style-name="ce9" office:value-type="float" office:value="11052473" calcext:value-type="float">
            <text:p>11052473</text:p>
          </table:table-cell>
          <table:table-cell table:style-name="ce28" office:value-type="float" office:value="0.003165" calcext:value-type="float">
            <text:p>0.003165</text:p>
          </table:table-cell>
          <table:table-cell table:style-name="ce20" office:value-type="float" office:value="366135000000" calcext:value-type="float">
            <text:p>3.66E+011</text:p>
          </table:table-cell>
          <table:table-cell table:style-name="ce24" office:value-type="float" office:value="8" calcext:value-type="float">
            <text:p>8</text:p>
          </table:table-cell>
          <table:table-cell table:style-name="ce33" table:formula="of:=[.E16]-[.A16]" office:value-type="float" office:value="-42116782" calcext:value-type="float">
            <text:p>-42116782</text:p>
          </table:table-cell>
          <table:table-cell table:style-name="ce37" table:formula="of:=[.F16]-[.B16]" office:value-type="float" office:value="-0.005159" calcext:value-type="float">
            <text:p>-0.005159</text:p>
          </table:table-cell>
          <table:table-cell table:style-name="ce1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@macneill – 3 cores, CPU MHz: 2400.030, L1d cache: 32K, L1i cache: 32K, L2 cache: 256K, L3 cache: 20480K</text:p>
          </table:table-cell>
          <table:covered-table-cell/>
          <table:covered-table-cell table:style-name="Default"/>
          <table:covered-table-cell/>
          <table:covered-table-cell table:number-columns-repeated="3" table:style-name="Default"/>
          <table:covered-table-cell table:number-columns-repeated="3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f48 dot product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DOUBLE dot product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Comparison (DOUBLE time – f48 time)</text:p>
          </table:table-cell>
          <table:covered-table-cell table:style-name="ce2"/>
          <table:table-cell/>
        </table:table-row>
        <table:table-row table:style-name="ro1">
          <table:table-cell table:style-name="ce6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2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2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</text:p>
          </table:table-cell>
          <table:table-cell table:style-name="ce2" office:value-type="string" calcext:value-type="string">
            <text:p>CLOCK</text:p>
          </table:table-cell>
          <table:table-cell/>
        </table:table-row>
        <table:table-row table:style-name="ro1">
          <table:table-cell table:style-name="ce7" office:value-type="float" office:value="46890424" calcext:value-type="float">
            <text:p>46890424</text:p>
          </table:table-cell>
          <table:table-cell table:style-name="ce14"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7" office:value-type="float" office:value="24189360" calcext:value-type="float">
            <text:p>2418936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2]-[.A22]" office:value-type="float" office:value="-22701064" calcext:value-type="float">
            <text:p>-22701064</text:p>
          </table:table-cell>
          <table:table-cell table:style-name="ce38" table:formula="of:=[.F22]-[.B22]" office:value-type="float" office:value="-0.02" calcext:value-type="float">
            <text:p>-0.02</text:p>
          </table:table-cell>
          <table:table-cell/>
        </table:table-row>
        <table:table-row table:style-name="ro1">
          <table:table-cell table:style-name="ce8" office:value-type="float" office:value="42892656" calcext:value-type="float">
            <text:p>42892656</text:p>
          </table:table-cell>
          <table:table-cell table:style-name="ce15" office:value-type="float" office:value="0.01" calcext:value-type="float">
            <text:p>0.01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4558896" calcext:value-type="float">
            <text:p>24558896</text:p>
          </table:table-cell>
          <table:table-cell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3]-[.A23]" office:value-type="float" office:value="-18333760" calcext:value-type="float">
            <text:p>-18333760</text:p>
          </table:table-cell>
          <table:table-cell table:style-name="ce38" table:formula="of:=[.F23]-[.B23]" office:value-type="float" office:value="0.01" calcext:value-type="float">
            <text:p>0.01</text:p>
          </table:table-cell>
          <table:table-cell/>
        </table:table-row>
        <table:table-row table:style-name="ro1">
          <table:table-cell table:style-name="ce8" office:value-type="float" office:value="46628216" calcext:value-type="float">
            <text:p>46628216</text:p>
          </table:table-cell>
          <table:table-cell table:style-name="ce15"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4838792" calcext:value-type="float">
            <text:p>24838792</text:p>
          </table:table-cell>
          <table:table-cell office:value-type="float" office:value="0" calcext:value-type="float">
            <text:p>0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4]-[.A24]" office:value-type="float" office:value="-21789424" calcext:value-type="float">
            <text:p>-21789424</text:p>
          </table:table-cell>
          <table:table-cell table:style-name="ce38" table:formula="of:=[.F24]-[.B24]" office:value-type="float" office:value="-0.02" calcext:value-type="float">
            <text:p>-0.02</text:p>
          </table:table-cell>
          <table:table-cell/>
        </table:table-row>
        <table:table-row table:style-name="ro1">
          <table:table-cell table:style-name="ce8" office:value-type="float" office:value="43734544" calcext:value-type="float">
            <text:p>43734544</text:p>
          </table:table-cell>
          <table:table-cell table:style-name="ce15"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5101848" calcext:value-type="float">
            <text:p>25101848</text:p>
          </table:table-cell>
          <table:table-cell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5]-[.A25]" office:value-type="float" office:value="-18632696" calcext:value-type="float">
            <text:p>-18632696</text:p>
          </table:table-cell>
          <table:table-cell table:style-name="ce38" table:formula="of:=[.F25]-[.B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40782880" calcext:value-type="float">
            <text:p>40782880</text:p>
          </table:table-cell>
          <table:table-cell table:style-name="ce15"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5481632" calcext:value-type="float">
            <text:p>25481632</text:p>
          </table:table-cell>
          <table:table-cell office:value-type="float" office:value="0.01" calcext:value-type="float">
            <text:p>0.01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6]-[.A26]" office:value-type="float" office:value="-15301248" calcext:value-type="float">
            <text:p>-15301248</text:p>
          </table:table-cell>
          <table:table-cell table:style-name="ce38" table:formula="of:=[.F26]-[.B26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8" office:value-type="float" office:value="49299864" calcext:value-type="float">
            <text:p>49299864</text:p>
          </table:table-cell>
          <table:table-cell table:style-name="ce15"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4852928" calcext:value-type="float">
            <text:p>24852928</text:p>
          </table:table-cell>
          <table:table-cell office:value-type="float" office:value="0.01" calcext:value-type="float">
            <text:p>0.01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7]-[.A27]" office:value-type="float" office:value="-24446936" calcext:value-type="float">
            <text:p>-24446936</text:p>
          </table:table-cell>
          <table:table-cell table:style-name="ce38" table:formula="of:=[.F27]-[.B27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8" office:value-type="float" office:value="55268408" calcext:value-type="float">
            <text:p>55268408</text:p>
          </table:table-cell>
          <table:table-cell table:style-name="ce15"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4682976" calcext:value-type="float">
            <text:p>24682976</text:p>
          </table:table-cell>
          <table:table-cell office:value-type="float" office:value="0.01" calcext:value-type="float">
            <text:p>0.01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8]-[.A28]" office:value-type="float" office:value="-30585432" calcext:value-type="float">
            <text:p>-30585432</text:p>
          </table:table-cell>
          <table:table-cell table:style-name="ce38" table:formula="of:=[.F28]-[.B28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8" office:value-type="float" office:value="39805440" calcext:value-type="float">
            <text:p>39805440</text:p>
          </table:table-cell>
          <table:table-cell table:style-name="ce15" office:value-type="float" office:value="0.02" calcext:value-type="float">
            <text:p>0.02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5589384" calcext:value-type="float">
            <text:p>25589384</text:p>
          </table:table-cell>
          <table:table-cell office:value-type="float" office:value="0.01" calcext:value-type="float">
            <text:p>0.01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9]-[.A29]" office:value-type="float" office:value="-14216056" calcext:value-type="float">
            <text:p>-14216056</text:p>
          </table:table-cell>
          <table:table-cell table:style-name="ce38" table:formula="of:=[.F29]-[.B29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8" office:value-type="float" office:value="40619864" calcext:value-type="float">
            <text:p>40619864</text:p>
          </table:table-cell>
          <table:table-cell table:style-name="ce16" office:value-type="float" office:value="0.02" calcext:value-type="float">
            <text:p>2.00E-002</text:p>
          </table:table-cell>
          <table:table-cell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25016920" calcext:value-type="float">
            <text:p>25016920</text:p>
          </table:table-cell>
          <table:table-cell office:value-type="float" office:value="0.01" calcext:value-type="float">
            <text:p>0.01</text:p>
          </table:table-cell>
          <table:table-cell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30]-[.A30]" office:value-type="float" office:value="-15602944" calcext:value-type="float">
            <text:p>-15602944</text:p>
          </table:table-cell>
          <table:table-cell table:style-name="ce38" table:formula="of:=[.F30]-[.B30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9" office:value-type="float" office:value="39735400" calcext:value-type="float">
            <text:p>39735400</text:p>
          </table:table-cell>
          <table:table-cell table:style-name="ce17" office:value-type="float" office:value="0.01" calcext:value-type="float">
            <text:p>1.00E-002</text:p>
          </table:table-cell>
          <table:table-cell table:style-name="ce21" office:value-type="float" office:value="366135000000" calcext:value-type="float">
            <text:p>3.66E+011</text:p>
          </table:table-cell>
          <table:table-cell table:style-name="ce26" office:value-type="float" office:value="6" calcext:value-type="float">
            <text:p>6</text:p>
          </table:table-cell>
          <table:table-cell table:style-name="ce9" office:value-type="float" office:value="24803792" calcext:value-type="float">
            <text:p>24803792</text:p>
          </table:table-cell>
          <table:table-cell table:style-name="ce28" office:value-type="float" office:value="0.01" calcext:value-type="float">
            <text:p>0.01</text:p>
          </table:table-cell>
          <table:table-cell table:style-name="ce29" office:value-type="float" office:value="366135000000" calcext:value-type="float">
            <text:p>3.66E+011</text:p>
          </table:table-cell>
          <table:table-cell table:style-name="ce31" office:value-type="float" office:value="8" calcext:value-type="float">
            <text:p>8</text:p>
          </table:table-cell>
          <table:table-cell table:style-name="ce35" table:formula="of:=[.E31]-[.A31]" office:value-type="float" office:value="-14931608" calcext:value-type="float">
            <text:p>-14931608</text:p>
          </table:table-cell>
          <table:table-cell table:style-name="ce39" table:formula="of:=[.F31]-[.B31]" office:value-type="float" office:value="0" calcext:value-type="float">
            <text:p>0</text:p>
          </table:table-cell>
          <table:table-cell/>
        </table:table-row>
        <table:table-row table:style-name="ro1" table:number-rows-repeated="8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@Stoker – 64 cores, CPU MHz: 1994.727</text:p>
          </table:table-cell>
          <table:covered-table-cell table:style-name="ce1"/>
          <table:covered-table-cell table:style-name="ce22"/>
          <table:covered-table-cell table:number-columns-repeated="7" table:style-name="ce1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f48 dot product</text:p>
          </table:table-cell>
          <table:covered-table-cell table:style-name="ce1"/>
          <table:covered-table-cell table:style-name="ce22"/>
          <table:covered-table-cell table:style-name="ce1"/>
          <table:table-cell table:style-name="ce1" office:value-type="string" calcext:value-type="string" table:number-columns-spanned="4" table:number-rows-spanned="1">
            <text:p>DOUBLE dot product</text:p>
          </table:table-cell>
          <table:covered-table-cell table:style-name="ce1"/>
          <table:covered-table-cell table:style-name="ce22"/>
          <table:covered-table-cell table:style-name="ce1"/>
          <table:table-cell table:style-name="ce1" table:number-columns-spanned="2" table:number-rows-spanned="1"/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RDTSC diff</text:p>
          </table:table-cell>
          <table:table-cell table:style-name="ce1" office:value-type="string" calcext:value-type="string">
            <text:p><text:s/>CLOCK diff</text:p>
          </table:table-cell>
          <table:table-cell table:style-name="ce22" office:value-type="string" calcext:value-type="string">
            <text:p><text:s/>result</text:p>
          </table:table-cell>
          <table:table-cell table:style-name="ce1" office:value-type="string" calcext:value-type="string">
            <text:p><text:s/>size of type</text:p>
          </table:table-cell>
          <table:table-cell table:style-name="ce1" office:value-type="string" calcext:value-type="string">
            <text:p>RDTSC diff</text:p>
          </table:table-cell>
          <table:table-cell table:style-name="ce1" office:value-type="string" calcext:value-type="string">
            <text:p><text:s/>CLOCK diff</text:p>
          </table:table-cell>
          <table:table-cell table:style-name="ce22" office:value-type="string" calcext:value-type="string">
            <text:p><text:s/>result</text:p>
          </table:table-cell>
          <table:table-cell table:style-name="ce1" office:value-type="string" calcext:value-type="string">
            <text:p><text:s/>size of type</text:p>
          </table:table-cell>
          <table:table-cell table:style-name="ce2" office:value-type="string" calcext:value-type="string">
            <text:p>RDTSC</text:p>
          </table:table-cell>
          <table:table-cell table:style-name="ce2" office:value-type="string" calcext:value-type="string">
            <text:p>CLOCK</text:p>
          </table:table-cell>
          <table:table-cell/>
        </table:table-row>
        <table:table-row table:style-name="ro1">
          <table:table-cell table:style-name="ce1" office:value-type="float" office:value="44746470" calcext:value-type="float">
            <text:p>44746470</text:p>
          </table:table-cell>
          <table:table-cell table:style-name="ce1" office:value-type="float" office:value="0.02" calcext:value-type="float">
            <text:p>0.02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994888" calcext:value-type="float">
            <text:p>14994888</text:p>
          </table:table-cell>
          <table:table-cell table:style-name="ce1" office:value-type="float" office:value="0.01" calcext:value-type="float">
            <text:p>0.01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43]-[.A43]" office:value-type="float" office:value="-29751582" calcext:value-type="float">
            <text:p>-29751582</text:p>
          </table:table-cell>
          <table:table-cell table:style-name="ce1" table:formula="of:=[.F43]-[.B43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1" office:value-type="float" office:value="44616593" calcext:value-type="float">
            <text:p>44616593</text:p>
          </table:table-cell>
          <table:table-cell table:style-name="ce1" office:value-type="float" office:value="0.02" calcext:value-type="float">
            <text:p>0.02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890387" calcext:value-type="float">
            <text:p>16890387</text:p>
          </table:table-cell>
          <table:table-cell table:style-name="ce1" office:value-type="float" office:value="0" calcext:value-type="float">
            <text:p>0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44]-[.A44]" office:value-type="float" office:value="-27726206" calcext:value-type="float">
            <text:p>-27726206</text:p>
          </table:table-cell>
          <table:table-cell table:style-name="ce1" table:formula="of:=[.F44]-[.B44]" office:value-type="float" office:value="-0.02" calcext:value-type="float">
            <text:p>-0.02</text:p>
          </table:table-cell>
          <table:table-cell/>
        </table:table-row>
        <table:table-row table:style-name="ro1">
          <table:table-cell table:style-name="ce1" office:value-type="float" office:value="44598968" calcext:value-type="float">
            <text:p>44598968</text:p>
          </table:table-cell>
          <table:table-cell table:style-name="ce1" office:value-type="float" office:value="0.02" calcext:value-type="float">
            <text:p>0.02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869527" calcext:value-type="float">
            <text:p>14869527</text:p>
          </table:table-cell>
          <table:table-cell table:style-name="ce1" office:value-type="float" office:value="0" calcext:value-type="float">
            <text:p>0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45]-[.A45]" office:value-type="float" office:value="-29729441" calcext:value-type="float">
            <text:p>-29729441</text:p>
          </table:table-cell>
          <table:table-cell table:style-name="ce1" table:formula="of:=[.F45]-[.B45]" office:value-type="float" office:value="-0.02" calcext:value-type="float">
            <text:p>-0.02</text:p>
          </table:table-cell>
          <table:table-cell/>
        </table:table-row>
        <table:table-row table:style-name="ro1">
          <table:table-cell table:style-name="ce1" office:value-type="float" office:value="44568728" calcext:value-type="float">
            <text:p>44568728</text:p>
          </table:table-cell>
          <table:table-cell table:style-name="ce1" office:value-type="float" office:value="0.02" calcext:value-type="float">
            <text:p>0.02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875461" calcext:value-type="float">
            <text:p>14875461</text:p>
          </table:table-cell>
          <table:table-cell table:style-name="ce1" office:value-type="float" office:value="0.01" calcext:value-type="float">
            <text:p>0.01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46]-[.A46]" office:value-type="float" office:value="-29693267" calcext:value-type="float">
            <text:p>-29693267</text:p>
          </table:table-cell>
          <table:table-cell table:style-name="ce1" table:formula="of:=[.F46]-[.B46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1" office:value-type="float" office:value="44604698" calcext:value-type="float">
            <text:p>44604698</text:p>
          </table:table-cell>
          <table:table-cell table:style-name="ce1" office:value-type="float" office:value="0.03" calcext:value-type="float">
            <text:p>0.03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879490" calcext:value-type="float">
            <text:p>14879490</text:p>
          </table:table-cell>
          <table:table-cell table:style-name="ce1" office:value-type="float" office:value="0.01" calcext:value-type="float">
            <text:p>0.01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47]-[.A47]" office:value-type="float" office:value="-29725208" calcext:value-type="float">
            <text:p>-29725208</text:p>
          </table:table-cell>
          <table:table-cell table:style-name="ce1" table:formula="of:=[.F47]-[.B47]" office:value-type="float" office:value="-0.02" calcext:value-type="float">
            <text:p>-0.02</text:p>
          </table:table-cell>
          <table:table-cell/>
        </table:table-row>
        <table:table-row table:style-name="ro1">
          <table:table-cell table:style-name="ce1" office:value-type="float" office:value="44612850" calcext:value-type="float">
            <text:p>44612850</text:p>
          </table:table-cell>
          <table:table-cell table:style-name="ce1" office:value-type="float" office:value="0.02" calcext:value-type="float">
            <text:p>0.02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958309" calcext:value-type="float">
            <text:p>14958309</text:p>
          </table:table-cell>
          <table:table-cell table:style-name="ce1" office:value-type="float" office:value="0.01" calcext:value-type="float">
            <text:p>0.01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48]-[.A48]" office:value-type="float" office:value="-29654541" calcext:value-type="float">
            <text:p>-29654541</text:p>
          </table:table-cell>
          <table:table-cell table:style-name="ce1" table:formula="of:=[.F48]-[.B48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1" office:value-type="float" office:value="44566507" calcext:value-type="float">
            <text:p>44566507</text:p>
          </table:table-cell>
          <table:table-cell table:style-name="ce1" office:value-type="float" office:value="0.02" calcext:value-type="float">
            <text:p>0.02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897277" calcext:value-type="float">
            <text:p>14897277</text:p>
          </table:table-cell>
          <table:table-cell table:style-name="ce1" office:value-type="float" office:value="0.01" calcext:value-type="float">
            <text:p>0.01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49]-[.A49]" office:value-type="float" office:value="-29669230" calcext:value-type="float">
            <text:p>-29669230</text:p>
          </table:table-cell>
          <table:table-cell table:style-name="ce1" table:formula="of:=[.F49]-[.B49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1" office:value-type="float" office:value="44583195" calcext:value-type="float">
            <text:p>44583195</text:p>
          </table:table-cell>
          <table:table-cell table:style-name="ce1" office:value-type="float" office:value="0.02" calcext:value-type="float">
            <text:p>0.02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949513" calcext:value-type="float">
            <text:p>14949513</text:p>
          </table:table-cell>
          <table:table-cell table:style-name="ce1" office:value-type="float" office:value="0.01" calcext:value-type="float">
            <text:p>0.01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50]-[.A50]" office:value-type="float" office:value="-29633682" calcext:value-type="float">
            <text:p>-29633682</text:p>
          </table:table-cell>
          <table:table-cell table:style-name="ce1" table:formula="of:=[.F50]-[.B50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1" office:value-type="float" office:value="44607585" calcext:value-type="float">
            <text:p>44607585</text:p>
          </table:table-cell>
          <table:table-cell table:style-name="ce1" office:value-type="float" office:value="0.02" calcext:value-type="float">
            <text:p>0.02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938428" calcext:value-type="float">
            <text:p>14938428</text:p>
          </table:table-cell>
          <table:table-cell table:style-name="ce1" office:value-type="float" office:value="0.01" calcext:value-type="float">
            <text:p>0.01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51]-[.A51]" office:value-type="float" office:value="-29669157" calcext:value-type="float">
            <text:p>-29669157</text:p>
          </table:table-cell>
          <table:table-cell table:style-name="ce1" table:formula="of:=[.F51]-[.B51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1" office:value-type="float" office:value="44615940" calcext:value-type="float">
            <text:p>44615940</text:p>
          </table:table-cell>
          <table:table-cell table:style-name="ce1" office:value-type="float" office:value="0.03" calcext:value-type="float">
            <text:p>0.03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332237" calcext:value-type="float">
            <text:p>16332237</text:p>
          </table:table-cell>
          <table:table-cell table:style-name="ce1" office:value-type="float" office:value="0" calcext:value-type="float">
            <text:p>0</text:p>
          </table:table-cell>
          <table:table-cell table:style-name="ce22" office:value-type="float" office:value="366135000000" calcext:value-type="float">
            <text:p>3.66E+0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52]-[.A52]" office:value-type="float" office:value="-28283703" calcext:value-type="float">
            <text:p>-28283703</text:p>
          </table:table-cell>
          <table:table-cell table:style-name="ce1" table:formula="of:=[.F52]-[.B52]" office:value-type="float" office:value="-0.03" calcext:value-type="float">
            <text:p>-0.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22:22:06.499576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2:11:36.863062856</meta:creation-date>
    <dc:date>2015-02-05T22:25:59.609545355</dc:date>
    <meta:editing-duration>PT9M34S</meta:editing-duration>
    <meta:editing-cycles>8</meta:editing-cycles>
    <meta:generator>LibreOffice/4.2.7.2$Linux_X86_64 LibreOffice_project/420m0$Build-2</meta:generator>
    <meta:document-statistic meta:table-count="1" meta:cell-count="342" meta:object-count="0"/>
  </office:meta>
</office:document-meta>
</file>